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8pt" fo:font-style="italic" style:text-underline-style="solid" style:text-underline-width="auto" style:text-underline-color="font-color" fo:font-weight="bold" officeooo:rsid="001504e7" officeooo:paragraph-rsid="001504e7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Preformatted_20_Text">
      <style:text-properties fo:font-size="18pt" fo:font-style="normal" style:text-underline-style="none" fo:font-weight="normal" officeooo:rsid="001702b0" officeooo:paragraph-rsid="001702b0" style:font-size-asian="18pt" style:font-style-asian="normal" style:font-weight-asian="normal" style:font-size-complex="18pt" style:font-style-complex="normal" style:font-weight-complex="normal"/>
    </style:style>
    <style:style style:name="P3" style:family="paragraph" style:parent-style-name="Preformatted_20_Text">
      <style:text-properties fo:font-size="14pt" officeooo:rsid="001504e7" officeooo:paragraph-rsid="001504e7" style:font-size-asian="14pt" style:font-size-complex="14pt"/>
    </style:style>
    <style:style style:name="P4" style:family="paragraph" style:parent-style-name="Preformatted_20_Text">
      <style:text-properties fo:font-size="14pt" officeooo:rsid="001504e7" officeooo:paragraph-rsid="001a7efc" style:font-size-asian="14pt" style:font-size-complex="14pt"/>
    </style:style>
    <style:style style:name="P5" style:family="paragraph" style:parent-style-name="Preformatted_20_Text">
      <style:text-properties fo:font-size="14pt" fo:font-style="normal" style:text-underline-style="none" fo:font-weight="normal" officeooo:rsid="001504e7" officeooo:paragraph-rsid="001702b0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Preformatted_20_Text">
      <style:text-properties style:use-window-font-color="true" fo:font-size="14pt" fo:font-weight="normal" officeooo:rsid="001504e7" officeooo:paragraph-rsid="001504e7" style:font-size-asian="14pt" style:font-weight-asian="normal" style:font-size-complex="14pt" style:font-weight-complex="normal"/>
    </style:style>
    <style:style style:name="P7" style:family="paragraph" style:parent-style-name="Preformatted_20_Text">
      <style:text-properties style:use-window-font-color="true" fo:font-size="14pt" fo:font-weight="normal" officeooo:rsid="001504e7" officeooo:paragraph-rsid="001a7efc" style:font-size-asian="14pt" style:font-weight-asian="normal" style:font-size-complex="14pt" style:font-weight-complex="normal"/>
    </style:style>
    <style:style style:name="P8" style:family="paragraph" style:parent-style-name="Preformatted_20_Text">
      <style:text-properties style:use-window-font-color="true" fo:font-size="14pt" fo:font-weight="normal" officeooo:rsid="001702b0" officeooo:paragraph-rsid="001702b0" style:font-size-asian="14pt" style:font-weight-asian="normal" style:font-size-complex="14pt" style:font-weight-complex="normal"/>
    </style:style>
    <style:style style:name="P9" style:family="paragraph" style:parent-style-name="Preformatted_20_Text">
      <style:text-properties style:use-window-font-color="true" fo:font-size="14pt" fo:font-weight="normal" officeooo:rsid="001c3505" officeooo:paragraph-rsid="001c3505" style:font-size-asian="14pt" style:font-weight-asian="normal" style:font-size-complex="14pt" style:font-weight-complex="normal"/>
    </style:style>
    <style:style style:name="P10" style:family="paragraph" style:parent-style-name="Preformatted_20_Text">
      <style:text-properties style:use-window-font-color="true" fo:font-size="14pt" fo:font-style="normal" style:text-underline-style="none" fo:font-weight="normal" officeooo:rsid="001504e7" officeooo:paragraph-rsid="0018be15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>
      <style:text-properties style:use-window-font-color="true" fo:font-size="14pt" fo:font-style="normal" style:text-underline-style="none" fo:font-weight="normal" officeooo:rsid="001a7efc" officeooo:paragraph-rsid="001a7efc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Preformatted_20_Text">
      <style:text-properties style:use-window-font-color="true" fo:font-size="18pt" fo:font-style="normal" style:text-underline-style="none" fo:font-weight="normal" officeooo:rsid="001fa0e6" officeooo:paragraph-rsid="001fa0e6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Preformatted_20_Text">
      <style:text-properties fo:font-size="8pt" fo:font-style="italic" style:text-underline-style="solid" style:text-underline-width="auto" style:text-underline-color="font-color" fo:font-weight="bold" officeooo:rsid="001504e7" officeooo:paragraph-rsid="001504e7" style:font-size-asian="8pt" style:font-style-asian="italic" style:font-weight-asian="bold" style:font-size-complex="8pt" style:font-style-complex="italic" style:font-weight-complex="bold"/>
    </style:style>
    <style:style style:name="P14" style:family="paragraph" style:parent-style-name="Preformatted_20_Text">
      <style:text-properties style:use-window-font-color="true" fo:font-size="14pt" fo:font-weight="normal" officeooo:rsid="001c3505" officeooo:paragraph-rsid="001c3505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fo:font-size="14pt" officeooo:rsid="001504e7" officeooo:paragraph-rsid="001504e7" style:font-size-asian="14pt" style:font-size-complex="14pt"/>
    </style:style>
    <style:style style:name="P16" style:family="paragraph" style:parent-style-name="Preformatted_20_Text">
      <style:text-properties fo:font-size="14pt" officeooo:rsid="0020b569" officeooo:paragraph-rsid="0020b569" style:font-size-asian="14pt" style:font-size-complex="14pt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weight="bold" officeooo:rsid="0018be15" style:font-weight-asian="bold" style:font-weight-complex="bold"/>
    </style:style>
    <style:style style:name="T3" style:family="text">
      <style:text-properties officeooo:rsid="001d7e1c"/>
    </style:style>
    <style:style style:name="T4" style:family="text">
      <style:text-properties officeooo:rsid="001f1b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ke the Audio more exactly match the slide text. As far as possible, the audio should be a superset of the slide text</text:p>
      <text:p text:style-name="P5"><text:s text:c="10"/><text:span text:style-name="T1">(Deferred as this changes </text:span><text:span text:style-name="T2">audio &amp; </text:span><text:span text:style-name="T1">timing)</text:span></text:p>
      <text:p text:style-name="P12">Done … to a large extent, that is, wherever it was easy to use the Dialogue version in the slides. Still need to take a look again if/when the audio problems are addressed.</text:p>
      <text:p text:style-name="P13"/>
      <text:p text:style-name="P1">Alexandra Suggestions:</text:p>
      <text:p text:style-name="P3"/>
      <text:p text:style-name="P16">See Alexandra_Thoughts_2018.07.10.pdf</text:p>
      <text:p text:style-name="P16">in Materials</text:p>
      <text:p text:style-name="P3"/>
      <text:p text:style-name="P3">*** Revise title</text:p>
      <text:p text:style-name="P3"/>
      <text:p text:style-name="P3">Add some silence to Start of first slide</text:p>
      <text:p text:style-name="P3"><text:s text:c="10"/><text:span text:style-name="T1">(Deferred as this changes timing)</text:span></text:p>
      <text:p text:style-name="P6"/>
      <text:p text:style-name="P6">*** Display terms for Callable Units</text:p>
      <text:p text:style-name="P6"/>
      <text:p text:style-name="P8">2 minutes in … Bottom of Slide 5? Make it clearer that procs and funs are callable units and difference will be addressed in more detail later</text:p>
      <text:p text:style-name="P10"><text:s text:c="10"/><text:span text:style-name="T1">(</text:span><text:span text:style-name="T2">Slide text expanded, the rest d</text:span><text:span text:style-name="T1">eferred as this changes </text:span><text:span text:style-name="T2">audio &amp; </text:span><text:span text:style-name="T1">timing)</text:span></text:p>
      <text:p text:style-name="P10"/>
      <text:p text:style-name="P11">Make a better transition from slide 8 &amp; 9 … add a bit of silence and/or linking words (see sheet)</text:p>
      <text:p text:style-name="P4"><text:s text:c="10"/><text:span text:style-name="T1">(Deferred as this changes timing)</text:span></text:p>
      <text:p text:style-name="P7"/>
      <text:p text:style-name="P9">*** Slide 10, first text box … make simple reference to function only.</text:p>
      <text:p text:style-name="P9"/>
      <text:p text:style-name="P9">*** <text:span text:style-name="T3">Slide 10, over complex stuff about losing the value 4 (audio probably needs attention also)</text:span></text:p>
      <text:p text:style-name="P9"/>
      <text:p text:style-name="P9">*** <text:span text:style-name="T4">Last Slide soften rant about fun v proc</text:span></text:p>
      <text:p text:style-name="P9"/>
      <text:p text:style-name="P9"/>
      <text:p text:style-name="P9"/>
      <text:p text:style-name="P9"/>
      <text:p text:style-name="P6"/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0:44:49.105000000</dc:date>
    <meta:editing-duration>PT3H22M36S</meta:editing-duration>
    <meta:editing-cycles>7</meta:editing-cycles>
    <meta:generator>LibreOffice/6.0.5.2$Windows_X86_64 LibreOffice_project/54c8cbb85f300ac59db32fe8a675ff7683cd5a16</meta:generator>
    <meta:document-statistic meta:table-count="0" meta:image-count="0" meta:object-count="0" meta:page-count="2" meta:paragraph-count="17" meta:word-count="193" meta:character-count="1118" meta:non-whitespace-character-count="902"/>
  </office:meta>
</office:document-meta>
</file>